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54000032FC000032FC9F61F18E156282B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0.913cm" fo:min-width="0.665cm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02cm" svg:stroke-color="#ffffff" draw:marker-start-width="0.285cm" draw:marker-end-width="0.285cm" svg:stroke-opacity="50%" draw:fill="solid" draw:fill-color="#000000" draw:textarea-horizontal-align="left" draw:textarea-vertical-align="middle" draw:auto-grow-height="true" draw:auto-grow-width="true" fo:min-height="0cm" fo:min-width="0cm" fo:padding-top="0.135cm" fo:padding-bottom="0.135cm" fo:padding-left="0.26cm" fo:padding-right="0.26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00pt" style:font-size-asian="200pt" style:font-size-complex="200pt"/>
    </style:style>
    <style:style style:name="P3" style:family="paragraph">
      <loext:graphic-properties draw:fill="solid" draw:fill-color="#000000"/>
      <style:paragraph-properties fo:text-align="center"/>
      <style:text-properties fo:font-size="200pt" style:font-size-asian="200pt" style:font-size-complex="200pt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2cm" svg:x="1.5cm" svg:y="5.8cm">
          <draw:image xlink:href="Pictures/20000054000032FC000032FC9F61F18E156282B0.svm" xlink:type="simple" xlink:show="embed" xlink:actuate="onLoad">
            <text:p/>
          </draw:image>
        </draw:frame>
        <draw:custom-shape draw:style-name="gr2" draw:text-style-name="P2" draw:layer="layout" svg:width="1.947cm" svg:height="1.943cm" svg:x="1.527cm" svg:y="5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text-style-name="P3" draw:layer="layout" svg:width="0.382cm" svg:height="0.533cm" svg:x="1.672cm" svg:y="6.521cm" svg:viewBox="0 0 383 534" svg:d="M73 59c0 66 0 132 0 198 100 0 201 0 301 0 0 20 0 40 0 60-100 0-201 0-301 0 0 72 0 144 0 217-24 0-49 0-73 0 0-178 0-356 0-534 128 0 255 0 383 0 0 20 0 39 0 59-103 0-207 0-310 0z">
            <text:p/>
          </draw:path>
          <draw:path draw:style-name="gr3" draw:text-style-name="P3" draw:layer="layout" svg:width="0.367cm" svg:height="0.424cm" svg:x="2.12cm" svg:y="6.637cm" svg:viewBox="0 0 368 425" svg:d="M72 227c0 21 3 41 7 59 5 18 11 34 21 47 9 13 21 23 36 30 14 7 32 11 52 11 30 0 54-6 72-18s30-27 36-45l61 17c-5 11-11 23-18 34-8 12-19 22-32 31s-29 17-48 23c-20 6-43 9-71 9-61 0-108-18-140-54s-48-90-48-161c0-39 5-71 15-98 9-26 23-48 39-65 17-16 37-28 59-36 23-7 47-11 72-11 35 0 64 6 87 17 24 11 42 26 57 46 14 19 24 42 30 69 6 26 9 55 9 86v9zM297 175c-4-44-15-75-34-95-18-20-44-30-79-30-11 0-23 2-36 6s-24 10-35 19c-11 10-20 22-27 38-8 16-12 37-13 62z">
            <text:p/>
          </draw:path>
          <draw:path draw:style-name="gr3" draw:text-style-name="P3" draw:layer="layout" svg:width="0.367cm" svg:height="0.424cm" svg:x="2.556cm" svg:y="6.637cm" svg:viewBox="0 0 368 425" svg:d="M72 227c0 21 3 41 7 59 5 18 11 34 21 47 9 13 21 23 36 30 14 7 32 11 52 11 30 0 54-6 72-18s30-27 36-45l61 17c-5 11-11 23-18 34-8 12-19 22-32 31s-29 17-48 23c-20 6-43 9-71 9-61 0-108-18-140-54s-48-90-48-161c0-39 5-71 15-98 9-26 23-48 39-65 17-16 37-28 59-36 23-7 47-11 72-11 35 0 64 6 87 17 24 11 42 26 57 46 14 19 24 42 30 69 6 26 9 55 9 86v9zM297 175c-4-44-15-75-34-95-18-20-44-30-79-30-11 0-23 2-36 6s-24 10-35 19c-11 10-20 22-27 38-8 16-12 37-13 62z">
            <text:p/>
          </draw:path>
          <draw:path draw:style-name="gr3" draw:text-style-name="P3" draw:layer="layout" svg:width="0.352cm" svg:height="0.568cm" svg:x="2.991cm" svg:y="6.493cm" svg:viewBox="0 0 353 569" svg:d="M281 496c-12 26-29 45-50 56-21 12-48 17-79 17-52 0-90-17-115-52s-37-87-37-158c0-143 51-214 152-214 32 0 58 5 79 17 21 11 38 29 50 54h1c0-3 0-7 0-12 0-6 0-11 0-17-1-6-1-12-1-17s0-9 0-11v-159h69v477c0 10 0 20 0 29 1 9 1 17 1 25 0 7 1 14 1 19 0 6 0 10 1 12h-66c-1-3-1-6-2-11 0-5 0-10-1-16 0-6 0-12-1-19 0-7 0-13 0-20zM72 357c0 28 2 52 6 72 3 21 9 37 17 50s18 23 30 29 27 9 45 9 34-3 48-9 26-15 35-28 16-30 21-51 7-47 7-77c0-29-2-53-7-74-5-20-12-36-21-48-10-13-21-21-35-27-14-5-29-8-47-8-17 0-32 3-44 9-12 5-22 15-31 28-8 13-14 29-18 50-4 20-6 45-6 7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3T10:02:37.370154418</dc:date>
    <meta:editing-duration>PT5M55S</meta:editing-duration>
    <meta:editing-cycles>3</meta:editing-cycles>
    <meta:generator>LibreOffice/5.2.7.2$Linux_X86_64 LibreOffice_project/20m0$Build-2</meta:generator>
    <meta:document-statistic meta:object-count="7"/>
  </office:meta>
</office:document-meta>
</file>